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8d3" officeooo:paragraph-rsid="000a58d3"/>
    </style:style>
    <style:style style:name="P2" style:family="paragraph" style:parent-style-name="Standard">
      <style:paragraph-properties fo:text-align="start" style:justify-single-word="false"/>
      <style:text-properties officeooo:rsid="000a58d3" officeooo:paragraph-rsid="000a58d3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58d3" officeooo:paragraph-rsid="000a58d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58d3" officeooo:paragraph-rsid="001066f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58d3" officeooo:paragraph-rsid="000a58d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343e" officeooo:paragraph-rsid="000f343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343e" officeooo:paragraph-rsid="000f343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f7b65"/>
    </style:style>
    <style:style style:name="P9" style:family="paragraph" style:parent-style-name="Standard">
      <style:paragraph-properties fo:text-align="start" style:justify-single-word="false"/>
      <style:text-properties officeooo:paragraph-rsid="000a58d3"/>
    </style:style>
    <style:style style:name="T1" style:family="text">
      <style:text-properties fo:font-variant="normal" fo:text-transform="none" fo:color="#5f6368" style:font-name="Roboto" fo:letter-spacing="normal" fo:font-style="normal"/>
    </style:style>
    <style:style style:name="T2" style:family="text">
      <style:text-properties fo:font-variant="normal" fo:text-transform="none" fo:color="#5f6368" style:font-name="Roboto" fo:font-size="14pt" fo:letter-spacing="normal" fo:font-style="normal" fo:font-weight="normal" officeooo:rsid="000f343e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5f6368" style:font-name="Roboto" fo:font-size="14pt" fo:letter-spacing="normal" fo:font-style="normal" fo:font-weight="normal" officeooo:rsid="000f7b65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5f6368" style:font-name="Roboto" fo:font-size="14pt" fo:letter-spacing="normal" fo:font-style="normal" fo:font-weight="normal" officeooo:rsid="000c47df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5f6368" style:font-name="Roboto" fo:font-size="14pt" fo:letter-spacing="normal" fo:font-style="normal" fo:font-weight="normal" officeooo:rsid="000e310d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5f6368" style:font-name="Roboto" fo:font-size="14pt" fo:letter-spacing="normal" fo:font-style="normal" officeooo:rsid="000f7b65" style:font-size-asian="14pt" style:font-size-complex="14pt"/>
    </style:style>
    <style:style style:name="T7" style:family="text">
      <style:text-properties fo:font-variant="normal" fo:text-transform="none" fo:color="#5f6368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5f6368" style:font-name="Roboto" fo:font-size="12pt" fo:letter-spacing="normal" fo:font-style="normal" fo:font-weight="normal" officeooo:rsid="000a58d3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5f6368" style:font-name="Roboto" fo:font-size="12pt" fo:letter-spacing="normal" fo:font-style="normal" fo:font-weight="normal" officeooo:rsid="000f7b6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5f6368" style:font-name="Roboto" fo:font-size="12pt" fo:letter-spacing="normal" fo:font-style="normal" fo:font-weight="normal" officeooo:rsid="001066fa" style:font-size-asian="12pt" style:font-weight-asian="normal" style:font-size-complex="12pt" style:font-weight-complex="normal"/>
    </style:style>
    <style:style style:name="T11" style:family="text">
      <style:text-properties officeooo:rsid="000e310d"/>
    </style:style>
    <style:style style:name="T12" style:family="text">
      <style:text-properties officeooo:rsid="000f7b65"/>
    </style:style>
    <style:style style:name="T13" style:family="text">
      <style:text-properties officeooo:rsid="001066fa"/>
    </style:style>
    <style:style style:name="T14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ASSIGNMENT-2 DBMS</text:span><text:line-break/></text:p>
      <text:p text:style-name="P2"/>
      <text:p text:style-name="P2"/>
      <text:p text:style-name="P3"><text:span text:style-name="T1">1. Find out the number of documentaries with deleted scenes.</text:span></text:p>
      <text:p text:style-name="P3"><text:span text:style-name="T1"/></text:p>
      <text:p text:style-name="P3"><text:span text:style-name="T1"/></text:p>
      <text:p text:style-name="P8"><text:span text:style-name="T3">SELECT</text:span><text:span text:style-name="T8"> COUNT(DISTINCT title) </text:span><text:span text:style-name="T9">FROM</text:span><text:span text:style-name="T8"> film f </text:span><text:span text:style-name="T9">WHERE</text:span><text:span text:style-name="T8"> special_features </text:span><text:span text:style-name="T9">LIKE</text:span><text:span text:style-name="T8"> '%Deleted_Scenes%' AND f.film_id IN (select fc.film_id from category c,film_category fc where c.name='Documentary' AND c.category_id=fc.category_id);</text:span></text:p>
      <text:p text:style-name="P3"><text:span text:style-name="T1"/></text:p>
      <text:p text:style-name="P3"><text:span text:style-name="T1"/></text:p>
      <text:p text:style-name="P3"><text:span text:style-name="T1">2. Find out the number of sci-fi movies rented by the store managed by Jon Stephens.</text:span></text:p>
      <text:p text:style-name="P3"><text:span text:style-name="T1"/></text:p>
      <text:p text:style-name="P3"><text:span text:style-name="T1"/></text:p>
      <text:p text:style-name="P8"><text:span text:style-name="T3">SELECT</text:span><text:span text:style-name="T4"> fc.film_id,count(fc.film_id) </text:span><text:span text:style-name="T5">AS numberOfFilmsRented </text:span><text:span text:style-name="T4">from category c,rental r,inventory i,staff s,film_category fc </text:span><text:span text:style-name="T3">WHERE</text:span><text:span text:style-name="T4"> c.name='Sci-Fi' </text:span><text:span text:style-name="T3">AND</text:span><text:span text:style-name="T4"> c.category_id=fc.category_id </text:span><text:span text:style-name="T3">AND</text:span><text:span text:style-name="T4"> fc.film_id=i.film_id </text:span><text:span text:style-name="T3">AND</text:span><text:span text:style-name="T4"> i.inventory_id=r.inventory_id </text:span><text:span text:style-name="T3">AND</text:span><text:span text:style-name="T4"> r.staff_id = s.staff_id and s.first_name='Jon' </text:span><text:span text:style-name="T3">AND</text:span><text:span text:style-name="T4"> s.last_name = 'Stephens' </text:span><text:span text:style-name="T3">GROUP</text:span><text:span text:style-name="T4"> </text:span><text:span text:style-name="T3">BY</text:span><text:span text:style-name="T4"> fc.film_id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3. Find out the total sales from Animation movies.</text:span></text:p>
      <text:p text:style-name="P3"><text:span text:style-name="T1"/></text:p>
      <text:p text:style-name="P7"><text:span text:style-name="T1">Method -1:</text:span></text:p>
      <text:p text:style-name="P7"><text:span text:style-name="T1">select total_sales from sales_by_film_category where category='Animation';</text:span></text:p>
      <text:p text:style-name="P5"><text:span text:style-name="T1"/></text:p>
      <text:p text:style-name="P5"><text:span text:style-name="T1"/></text:p>
      <text:p text:style-name="P6"><text:span text:style-name="T1">Method-2:</text:span></text:p>
      <text:p text:style-name="P8"><text:span text:style-name="T2"><text:s/></text:span><text:span text:style-name="T3">SELECT</text:span><text:span text:style-name="T2"> </text:span><text:span text:style-name="T3">SUM</text:span><text:span text:style-name="T2">(p.amount) from film_list fl,inventory i,rental r,payment p </text:span><text:span text:style-name="T3">WHERE</text:span><text:span text:style-name="T2"> fl.category ='Animation' </text:span><text:span text:style-name="T3">AND</text:span><text:span text:style-name="T2"> fl.FID = i.film_id </text:span><text:span text:style-name="T3">AND</text:span><text:span text:style-name="T2"> i.inventory_id = r.inventory_id </text:span><text:span text:style-name="T3">AND</text:span><text:span text:style-name="T2"> r.rental_id = p.rental_id;</text:span></text:p>
      <text:p text:style-name="P6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4. Find out the top 3 rented category of movies by “PATRICIA JOHNSON”.</text:span></text:p>
      <text:p text:style-name="P3"><text:span text:style-name="T1"/></text:p>
      <text:p text:style-name="P3"><text:span text:style-name="T1"/></text:p>
      <text:p text:style-name="P9"><text:span text:style-name="T8"><text:s/>select c.name,count(c.name) from category c,customer_list cl,rental r,inventory i where cl.name='PATRICA JOHNSON' AND cl.ID = r.customer_id and r.inventory_id = i.inventory_id group by c.name order by count(c.name) desc LIMIT 3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5. Find out the number of R rated movies rented by “SUSAN WILSON”.</text:span></text:p>
      <text:p text:style-name="P3"><text:span text:style-name="T1"/></text:p>
      <text:p text:style-name="P3"><text:span text:style-name="T1"/></text:p>
      <text:p text:style-name="P4"><text:span text:style-name="T10">SELECT</text:span><text:span text:style-name="T7"> </text:span><text:span text:style-name="T10">COUNT</text:span><text:span text:style-name="T7">(fl.title) </text:span><text:span text:style-name="T10">FROM</text:span><text:span text:style-name="T7"> film_list fl,inventory i,rental r,customer_list cl </text:span><text:span text:style-name="T10">WHERE</text:span><text:span text:style-name="T7"> fl.rating='R' </text:span><text:span text:style-name="T10">AND</text:span><text:span text:style-name="T7"> cl.name='SUSAN WILSON' AND <text:s/>fl.FID=i.film_id </text:span><text:span text:style-name="T10">AD</text:span><text:span text:style-name="T7"> i.inventory_id = r.inventory_id </text:span><text:span text:style-name="T10">AND</text:span><text:span text:style-name="T7"> r.customer_id = cl.ID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6:02:01.918647308</meta:creation-date>
    <dc:date>2021-11-29T17:38:00.041823036</dc:date>
    <meta:editing-duration>PT34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201" meta:character-count="1623" meta:non-whitespace-character-count="1432"/>
  </office:meta>
</office:document-meta>
</file>